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Dashed_20__28_var_29_" svg:stroke-color="#808019"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svg:stroke-color="#808019" draw:fill="solid" draw:fill-color="#ffff99" draw:textarea-horizontal-align="justify" draw:textarea-vertical-align="middle" draw:auto-grow-height="false"/>
    </style:style>
    <style:style style:name="gr4" style:family="graphic" style:parent-style-name="standard">
      <style:graphic-properties svg:stroke-color="#355e00" draw:fill="solid" draw:fill-color="#c0ea8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gr6" style:family="graphic" style:parent-style-name="standard">
      <style:graphic-properties draw:fill="solid" draw:fill-color="#cccccc" draw:textarea-horizontal-align="center" draw:textarea-vertical-align="middle"/>
    </style:style>
    <style:style style:name="gr7" style:family="graphic" style:parent-style-name="standard">
      <style:graphic-properties svg:stroke-color="#ff6633" draw:fill="solid" draw:fill-color="#ffcc99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Fine_20_Dashed_20__28_var_29_"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color="#b3b300" draw:fill="solid" draw:fill-color="#ffff99" draw:textarea-horizontal-align="justify" draw:textarea-vertical-align="middle" draw:auto-grow-height="false"/>
    </style:style>
    <style:style style:name="gr10" style:family="graphic" style:parent-style-name="standard">
      <style:graphic-properties svg:stroke-color="#280099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4.688cm" svg:height="42.672cm" svg:x="1.016cm" svg:y="1cm">
          <text:p text:style-name="P1">OTR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4.485cm" svg:height="36.299cm" svg:x="1.567cm" svg:y="3.032cm">
          <text:p text:style-name="P1">Generic Interfac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4" draw:layer="layout" svg:width="23.876cm" svg:height="4.064cm" svg:x="2.016cm" svg:y="7.604cm">
          <text:p text:style-name="P1">Network Transport</text:p>
          <text:p text:style-name="P2"/>
          <text:p text:style-name="P2"/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1663.173431734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9.144cm" svg:height="2.54cm" svg:x="2.524cm" svg:y="8.62cm">
          <text:p text:style-name="P2">SOAP</text:p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3" draw:layer="layout" svg:width="3.048cm" svg:height="1.016cm" svg:x="5.572cm" svg:y="9.636cm">
          <text:p text:style-name="P3"><text:span text:style-name="T1">SOAP XML</text:span></text:p>
        </draw:rect>
        <draw:custom-shape draw:style-name="gr4" draw:text-style-name="P2" draw:layer="layout" svg:width="9.144cm" svg:height="2.54cm" svg:x="16.24cm" svg:y="8.62cm">
          <text:p text:style-name="P2">REST</text:p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3" draw:layer="layout" svg:width="2.032cm" svg:height="1.016cm" svg:x="16.748cm" svg:y="9.636cm">
          <text:p text:style-name="P3"><text:span text:style-name="T1">JSON</text:span></text:p>
        </draw:rect>
        <draw:rect draw:style-name="gr5" draw:text-style-name="P3" draw:layer="layout" svg:width="2.032cm" svg:height="1.016cm" svg:x="19.796cm" svg:y="9.636cm">
          <text:p text:style-name="P3"><text:span text:style-name="T1">XML</text:span></text:p>
        </draw:rect>
        <draw:rect draw:style-name="gr5" draw:text-style-name="P3" draw:layer="layout" svg:width="2.032cm" svg:height="1.016cm" svg:x="22.844cm" svg:y="9.636cm">
          <text:p text:style-name="P3"><text:span text:style-name="T1">OTHER</text:span></text:p>
        </draw:rect>
        <draw:custom-shape draw:style-name="gr3" draw:text-style-name="P1" draw:layer="layout" svg:width="11.684cm" svg:height="13.208cm" svg:x="2.016cm" svg:y="25.416cm">
          <text:p text:style-name="P1">Operation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mirror-horizontal="false" draw:mirror-vertical="false" draw:type="round-rectangle" draw:modifiers="963.707258548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08cm" svg:height="11.684cm" svg:x="2.524cm" svg:y="26.432cm">
          <text:p text:style-name="P2">Ticket Controller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1686.337543053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4" draw:layer="layout" svg:width="3.048cm" svg:height="1.016cm" svg:x="3.54cm" svg:y="27.956cm">
          <text:p text:style-name="P4"><text:span text:style-name="T2">CreateTicket</text:span></text:p>
        </draw:rect>
        <draw:rect draw:style-name="gr6" draw:text-style-name="P4" draw:layer="layout" svg:width="3.048cm" svg:height="1.016cm" svg:x="3.54cm" svg:y="29.48cm">
          <text:p text:style-name="P4"><text:span text:style-name="T2">UpdateTicket</text:span></text:p>
        </draw:rect>
        <draw:rect draw:style-name="gr6" draw:text-style-name="P4" draw:layer="layout" svg:width="3.048cm" svg:height="1.016cm" svg:x="3.54cm" svg:y="31.004cm">
          <text:p text:style-name="P4"><text:span text:style-name="T2">GetTicket</text:span></text:p>
        </draw:rect>
        <draw:rect draw:style-name="gr6" draw:text-style-name="P4" draw:layer="layout" svg:width="3.048cm" svg:height="1.181cm" svg:x="3.54cm" svg:y="32.528cm">
          <text:p text:style-name="P4"><text:span text:style-name="T2">CloseTicket</text:span></text:p>
        </draw:rect>
        <draw:rect draw:style-name="gr5" draw:text-style-name="P4" draw:layer="layout" svg:width="3.048cm" svg:height="0.995cm" svg:x="3.563cm" svg:y="36.592cm">
          <text:p text:style-name="P4"><text:span text:style-name="T2">...</text:span></text:p>
        </draw:rect>
        <draw:custom-shape draw:style-name="gr4" draw:text-style-name="P2" draw:layer="layout" svg:width="5.16cm" svg:height="2.465cm" svg:x="8.032cm" svg:y="26.507cm">
          <text:p text:style-name="P2">TicketSolMan </text:p>
          <text:p text:style-name="P2">Controller</text:p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08cm" svg:height="2.54cm" svg:x="8.112cm" svg:y="29.48cm">
          <text:p text:style-name="P2">TicketNagios </text:p>
          <text:p text:style-name="P2">Controller</text:p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08cm" svg:height="2.54cm" svg:x="8.112cm" svg:y="32.528cm">
          <text:p text:style-name="P2">User Controller</text:p>
          <text:p text:style-name="P2"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08cm" svg:height="2.54cm" svg:x="8.112cm" svg:y="35.576cm">
          <text:p text:style-name="P2">...</text:p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2" draw:layer="layout" svg:width="11.684cm" svg:height="13.208cm" svg:x="14.208cm" svg:y="25.416cm">
          <text:p text:style-name="P1">Invoker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mirror-horizontal="false" draw:mirror-vertical="false" draw:type="round-rectangle" draw:modifiers="963.707258548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08cm" svg:height="11.684cm" svg:x="14.716cm" svg:y="26.432cm">
          <text:p text:style-name="P2">Ticket Controller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1686.337543053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4" draw:layer="layout" svg:width="3.048cm" svg:height="1.016cm" svg:x="15.782cm" svg:y="27.956cm">
          <text:p text:style-name="P4"><text:span text:style-name="T2">CreateTicket</text:span></text:p>
        </draw:rect>
        <draw:rect draw:style-name="gr6" draw:text-style-name="P4" draw:layer="layout" svg:width="3.048cm" svg:height="1.096cm" svg:x="15.732cm" svg:y="29.48cm">
          <text:p text:style-name="P4"><text:span text:style-name="T2">UpdateTicket</text:span></text:p>
        </draw:rect>
        <draw:rect draw:style-name="gr6" draw:text-style-name="P4" draw:layer="layout" svg:width="3.048cm" svg:height="1.016cm" svg:x="15.732cm" svg:y="31.004cm">
          <text:p text:style-name="P4"><text:span text:style-name="T2">GetTicket</text:span></text:p>
        </draw:rect>
        <draw:rect draw:style-name="gr6" draw:text-style-name="P4" draw:layer="layout" svg:width="3.048cm" svg:height="1.016cm" svg:x="15.732cm" svg:y="32.528cm">
          <text:p text:style-name="P4"><text:span text:style-name="T2">CloseTicket</text:span></text:p>
        </draw:rect>
        <draw:rect draw:style-name="gr5" draw:text-style-name="P4" draw:layer="layout" svg:width="3.048cm" svg:height="1.016cm" svg:x="15.732cm" svg:y="36.592cm">
          <text:p text:style-name="P4"><text:span text:style-name="T2">...</text:span></text:p>
        </draw:rect>
        <draw:custom-shape draw:style-name="gr4" draw:text-style-name="P2" draw:layer="layout" svg:width="5.16cm" svg:height="2.465cm" svg:x="20.224cm" svg:y="26.507cm">
          <text:p text:style-name="P2">TicketSolMan </text:p>
          <text:p text:style-name="P2">Controller</text:p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08cm" svg:height="2.54cm" svg:x="20.304cm" svg:y="29.48cm">
          <text:p text:style-name="P2">TicketNagios </text:p>
          <text:p text:style-name="P2">Controller</text:p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08cm" svg:height="2.54cm" svg:x="20.304cm" svg:y="32.528cm">
          <text:p text:style-name="P2">User Controller</text:p>
          <text:p text:style-name="P2"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08cm" svg:height="2.54cm" svg:x="20.304cm" svg:y="35.576cm">
          <text:p text:style-name="P2">...</text:p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3.876cm" svg:height="5.588cm" svg:x="2.016cm" svg:y="15.732cm">
          <text:p text:style-name="P1">Data Mapping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1663.173431734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9.144cm" svg:height="4.064cm" svg:x="2.524cm" svg:y="16.748cm">
          <text:p text:style-name="P2">Simple</text:p>
          <text:p text:style-name="P2"/>
          <text:p text:style-name="P2"/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9.144cm" svg:height="4.064cm" svg:x="16.24cm" svg:y="16.748cm">
          <text:p text:style-name="P2">Custom</text:p>
          <text:p text:style-name="P2"/>
          <text:p text:style-name="P2"/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3" draw:layer="layout" svg:width="2.54cm" svg:height="1.016cm" svg:x="19.765cm" svg:y="18.303cm">
          <text:p text:style-name="P3"><text:span text:style-name="T1">OTHER</text:span></text:p>
        </draw:rect>
        <draw:rect draw:style-name="gr5" draw:text-style-name="P3" draw:layer="layout" svg:width="2.564cm" svg:height="1.016cm" svg:x="3.008cm" svg:y="17.824cm">
          <text:p text:style-name="P3"><text:span text:style-name="T1">1 - 1</text:span></text:p>
        </draw:rect>
        <draw:rect draw:style-name="gr5" draw:text-style-name="P3" draw:layer="layout" svg:width="2.54cm" svg:height="1.016cm" svg:x="3.032cm" svg:y="19.288cm">
          <text:p text:style-name="P3"><text:span text:style-name="T1">RegEx</text:span></text:p>
        </draw:rect>
        <draw:rect draw:style-name="gr5" draw:text-style-name="P3" draw:layer="layout" svg:width="2.449cm" svg:height="1.016cm" svg:x="8.62cm" svg:y="17.824cm">
          <text:p text:style-name="P3"><text:span text:style-name="T1">n - 1</text:span></text:p>
        </draw:rect>
        <draw:rect draw:style-name="gr5" draw:text-style-name="P3" draw:layer="layout" svg:width="2.54cm" svg:height="1.016cm" svg:x="8.62cm" svg:y="19.288cm">
          <text:p text:style-name="P3"><text:span text:style-name="T1">Fallback</text:span></text:p>
        </draw:rect>
        <draw:custom-shape draw:style-name="gr3" draw:text-style-name="P1" draw:layer="layout" svg:width="23.876cm" svg:height="3.048cm" svg:x="2.016cm" svg:y="21.828cm">
          <text:p text:style-name="P1">Data Internal</text:p>
          <text:p text:style-name="P2"/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4080.551000327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2" draw:layer="layout" svg:width="4.572cm" svg:height="1.524cm" svg:x="2.524cm" svg:y="22.844cm">
          <text:p text:style-name="P2">PriorityID =&gt; 5</text:p>
          <text:p text:style-name="P2">ServiceID =&gt; 2</text:p>
        </draw:rect>
        <draw:custom-shape draw:style-name="gr3" draw:text-style-name="P1" draw:layer="layout" svg:width="23.876cm" svg:height="3.048cm" svg:x="2.016cm" svg:y="12.176cm">
          <text:p text:style-name="P1">Data Internal</text:p>
          <text:p text:style-name="P2"/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3145.424729419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2" draw:layer="layout" svg:width="4.572cm" svg:height="1.524cm" svg:x="2.524cm" svg:y="13.192cm">
          <text:p text:style-name="P2">Prio <text:s text:c="4"/>=&gt; 5</text:p>
          <text:p text:style-name="P2">Service =&gt; int</text:p>
        </draw:rect>
        <draw:custom-shape draw:style-name="gr7" draw:text-style-name="P1" draw:id="id3" draw:layer="layout" svg:width="4.572cm" svg:height="2.032cm" svg:x="11.668cm" svg:y="4.048cm">
          <text:p text:style-name="P2">Provider</text:p>
          <text:p text:style-name="P2"/>
          <draw:enhanced-geometry svg:viewBox="0 0 21600 21600" draw:path-stretchpoint-x="10800" draw:path-stretchpoint-y="10800" draw:text-areas="?f3 ?f4 ?f5 ?f6" draw:type="round-rectangle" draw:modifiers="4228.627643876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id="id1" draw:layer="layout" svg:width="4.071cm" svg:height="2.032cm" svg:x="27.917cm" svg:y="30.972cm">
          <text:p text:style-name="P2">Requester</text:p>
          <text:p text:style-name="P2"/>
          <draw:enhanced-geometry svg:viewBox="0 0 21600 21600" draw:path-stretchpoint-x="10800" draw:path-stretchpoint-y="10800" draw:text-areas="?f3 ?f4 ?f5 ?f6" draw:mirror-horizontal="false" draw:mirror-vertical="false" draw:type="round-rectangle" draw:modifiers="4228.627643876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2" draw:layer="layout" draw:type="line" svg:x1="27.917cm" svg:y1="31.988cm" svg:x2="25.892cm" svg:y2="32.02cm" draw:start-shape="id1" draw:start-glue-point="3" draw:end-shape="id2" draw:end-glue-point="1" svg:d="m27917 31988-2025 32">
          <text:p/>
        </draw:connector>
        <draw:connector draw:style-name="gr8" draw:text-style-name="P2" draw:layer="layout" draw:type="line" svg:x1="13.954cm" svg:y1="6.08cm" svg:x2="13.954cm" svg:y2="7.604cm" draw:start-shape="id3" draw:start-glue-point="2" draw:end-shape="id4" svg:d="m13954 6080v1524">
          <text:p/>
        </draw:connector>
        <draw:custom-shape draw:style-name="gr9" draw:text-style-name="P2" draw:id="id6" draw:layer="layout" svg:width="5.08cm" svg:height="8.128cm" svg:x="40.116cm" svg:y="27.924cm">
          <text:p text:style-name="P2">Events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1686.337543053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4" draw:layer="layout" svg:width="3.048cm" svg:height="1.016cm" svg:x="41.132cm" svg:y="29.448cm">
          <text:p text:style-name="P4"><text:span text:style-name="T2">TicketCreate</text:span></text:p>
        </draw:rect>
        <draw:rect draw:style-name="gr6" draw:text-style-name="P4" draw:layer="layout" svg:width="3.048cm" svg:height="1.016cm" svg:x="41.132cm" svg:y="30.972cm">
          <text:p text:style-name="P4"><text:span text:style-name="T2">ArticleSend</text:span></text:p>
        </draw:rect>
        <draw:rect draw:style-name="gr6" draw:text-style-name="P4" draw:layer="layout" svg:width="3.048cm" svg:height="1.016cm" svg:x="41.132cm" svg:y="32.496cm">
          <text:p text:style-name="P4"><text:span text:style-name="T2">HistoryAdd</text:span></text:p>
        </draw:rect>
        <draw:rect draw:style-name="gr5" draw:text-style-name="P4" draw:layer="layout" svg:width="3.048cm" svg:height="0.995cm" svg:x="41.132cm" svg:y="34.528cm">
          <text:p text:style-name="P4"><text:span text:style-name="T2">...</text:span></text:p>
        </draw:rect>
        <draw:custom-shape draw:style-name="gr7" draw:text-style-name="P1" draw:id="id5" draw:layer="layout" svg:width="4.071cm" svg:height="2.032cm" svg:x="34.02cm" svg:y="30.972cm">
          <text:p text:style-name="P2">Event</text:p>
          <text:p text:style-name="P2">Handler</text:p>
          <text:p text:style-name="P2"/>
          <draw:enhanced-geometry svg:viewBox="0 0 21600 21600" draw:path-stretchpoint-x="10800" draw:path-stretchpoint-y="10800" draw:text-areas="?f3 ?f4 ?f5 ?f6" draw:type="round-rectangle" draw:modifiers="4228.627643876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2" draw:layer="layout" draw:type="line" svg:x1="34.02cm" svg:y1="31.988cm" svg:x2="31.988cm" svg:y2="31.988cm" draw:start-shape="id5" draw:start-glue-point="3" draw:end-shape="id1" svg:d="m34020 31988h-2032">
          <text:p/>
        </draw:connector>
        <draw:connector draw:style-name="gr8" draw:text-style-name="P2" draw:layer="layout" svg:x1="40.116cm" svg:y1="31.988cm" svg:x2="38.091cm" svg:y2="31.988cm" draw:start-shape="id6" draw:start-glue-point="3" draw:end-shape="id5" svg:d="m40116 31988h-2025">
          <text:p/>
        </draw:connector>
        <draw:custom-shape draw:style-name="gr10" draw:text-style-name="P2" draw:id="id7" draw:layer="layout" svg:width="5.087cm" svg:height="2.032cm" svg:x="40.116cm" svg:y="37.576cm">
          <text:p text:style-name="P2">Scheduler</text:p>
          <text:p text:style-name="P2"/>
          <draw:enhanced-geometry svg:viewBox="0 0 21600 21600" draw:path-stretchpoint-x="10800" draw:path-stretchpoint-y="10800" draw:text-areas="?f3 ?f4 ?f5 ?f6" draw:type="round-rectangle" draw:modifiers="4228.627643876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2" draw:layer="layout" draw:line-skew="1.269cm" svg:x1="36.055cm" svg:y1="33.004cm" svg:x2="42.659cm" svg:y2="37.576cm" draw:start-shape="id5" draw:start-glue-point="2" draw:end-shape="id7" draw:end-glue-point="0" svg:d="m36055 33004v3556h6604v1016">
          <text:p/>
        </draw:connector>
        <draw:connector draw:style-name="gr8" draw:text-style-name="P2" draw:layer="layout" svg:x1="40.116cm" svg:y1="38.592cm" svg:x2="29.952cm" svg:y2="33.004cm" draw:start-shape="id7" draw:start-glue-point="3" draw:end-shape="id1" draw:end-glue-point="2" svg:d="m40116 38592h-10164v-5588">
          <text:p/>
        </draw:connector>
        <draw:custom-shape draw:style-name="gr3" draw:text-style-name="P1" draw:layer="layout" svg:width="43.688cm" svg:height="3.048cm" svg:x="1.508cm" svg:y="40.116cm">
          <text:p text:style-name="P1">Core Modules</text:p>
          <text:p text:style-name="P2"/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3145.424729419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4" draw:layer="layout" svg:width="3.048cm" svg:height="1.016cm" svg:x="41.64cm" svg:y="41.64cm">
          <text:p text:style-name="P4"><text:span text:style-name="T2">...</text:span></text:p>
        </draw:rect>
        <draw:rect draw:style-name="gr5" draw:text-style-name="P4" draw:layer="layout" svg:width="3.048cm" svg:height="1.016cm" svg:x="2.016cm" svg:y="41.64cm">
          <text:p text:style-name="P4"><text:span text:style-name="T2">Ticket</text:span></text:p>
        </draw:rect>
        <draw:rect draw:style-name="gr5" draw:text-style-name="P4" draw:layer="layout" svg:width="3.048cm" svg:height="1.016cm" svg:x="5.572cm" svg:y="41.64cm">
          <text:p text:style-name="P4"><text:span text:style-name="T2">User</text:span></text:p>
        </draw:rect>
        <draw:rect draw:style-name="gr5" draw:text-style-name="P4" draw:layer="layout" svg:width="3.048cm" svg:height="1.016cm" svg:x="9.128cm" svg:y="41.64cm">
          <text:p text:style-name="P4"><text:span text:style-name="T2">Group</text:span></text:p>
        </draw:rect>
        <draw:rect draw:style-name="gr5" draw:text-style-name="P4" draw:layer="layout" svg:width="3.048cm" svg:height="1.016cm" svg:x="12.684cm" svg:y="41.64cm">
          <text:p text:style-name="P4"><text:span text:style-name="T2">Service</text:span></text:p>
        </draw:rect>
        <draw:rect draw:style-name="gr5" draw:text-style-name="P4" draw:layer="layout" svg:width="3.048cm" svg:height="1.016cm" svg:x="16.24cm" svg:y="41.64cm">
          <text:p text:style-name="P4"><text:span text:style-name="T2">SLA</text:span></text:p>
        </draw:rect>
        <draw:rect draw:style-name="gr5" draw:text-style-name="P4" draw:layer="layout" svg:width="3.048cm" svg:height="1.016cm" svg:x="19.796cm" svg:y="41.64cm">
          <text:p text:style-name="P4"><text:span text:style-name="T2">Priority</text:span></text:p>
        </draw:rect>
        <draw:rect draw:style-name="gr5" draw:text-style-name="P4" draw:layer="layout" svg:width="3.048cm" svg:height="1.016cm" svg:x="23.352cm" svg:y="41.64cm">
          <text:p text:style-name="P4"><text:span text:style-name="T2">Type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stroke-linejoin="round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6.736cm" fo:page-height="44.7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Fernando Rodríguez</meta:initial-creator>
    <meta:creation-date>2011-02-15T16:14:14</meta:creation-date>
    <dc:date>2011-02-16T04:08:34</dc:date>
    <dc:creator>Carlos Fernando Rodríguez</dc:creator>
    <meta:editing-duration>PT10H52M33S</meta:editing-duration>
    <meta:editing-cycles>8</meta:editing-cycles>
    <meta:generator>OpenOffice.org/3.2$Unix OpenOffice.org_project/320m18$Build-9502</meta:generator>
    <meta:document-statistic meta:object-count="67"/>
  </office:meta>
</office:document-meta>
</file>